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b4c7dc" draw:textarea-horizontal-align="justify" draw:textarea-vertical-align="top" draw:auto-grow-height="false" fo:min-height="7.15cm" fo:min-width="13.6cm"/>
      <style:paragraph-properties style:writing-mode="lr-tb"/>
    </style:style>
    <style:style style:name="gr2" style:family="graphic" style:parent-style-name="standard">
      <style:graphic-properties svg:stroke-color="#6b5e9b" draw:fill-color="#b7b3ca" draw:textarea-horizontal-align="justify" draw:textarea-vertical-align="top" draw:auto-grow-height="false" fo:min-height="16.25cm" fo:min-width="8.5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75cm" fo:min-width="7.4cm"/>
      <style:paragraph-properties style:writing-mode="lr-tb"/>
    </style:style>
    <style:style style:name="gr4" style:family="graphic" style:parent-style-name="standard">
      <style:graphic-properties svg:stroke-color="#6b5e9b" draw:fill-color="#b7b3ca" draw:textarea-horizontal-align="justify" draw:textarea-vertical-align="top" draw:auto-grow-height="false" fo:min-height="16.217cm" fo:min-width="8.6cm"/>
      <style:paragraph-properties style:writing-mode="lr-tb"/>
    </style:style>
    <style:style style:name="gr5" style:family="graphic" style:parent-style-name="objectwithoutfill">
      <style:graphic-properties draw:marker-end="Arrow" draw:marker-end-width="0.3cm" draw:fill="solid" draw:textarea-vertical-align="middle"/>
    </style:style>
    <style:style style:name="gr6" style:family="graphic" style:parent-style-name="standard">
      <style:graphic-properties draw:fill-color="#ffa6a6" draw:textarea-horizontal-align="justify" draw:textarea-vertical-align="top" draw:auto-grow-height="false" fo:min-height="4.35cm" fo:min-width="7.3cm"/>
      <style:paragraph-properties style:writing-mode="lr-tb"/>
    </style:style>
    <style:style style:name="gr7" style:family="graphic" style:parent-style-name="standard">
      <style:graphic-properties draw:fill-color="#ffa6a6" draw:textarea-horizontal-align="justify" draw:textarea-vertical-align="top" draw:auto-grow-height="false" fo:min-height="4.25cm" fo:min-width="7.3cm"/>
      <style:paragraph-properties style:writing-mode="lr-tb"/>
    </style:style>
    <style:style style:name="gr8" style:family="graphic" style:parent-style-name="standard">
      <style:graphic-properties draw:fill-color="#ffa6a6" draw:textarea-horizontal-align="justify" draw:textarea-vertical-align="top" draw:auto-grow-height="false" fo:min-height="3.05cm" fo:min-width="7.3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b4c7dc"/>
      <style:paragraph-properties fo:text-align="center"/>
    </style:style>
    <style:style style:name="P3" style:family="paragraph">
      <loext:graphic-properties draw:fill-color="#b7b3ca"/>
      <style:paragraph-properties fo:text-align="center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-color="#ffa6a6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4.1cm" svg:height="7.4cm" svg:x="3.1cm" svg:y="1.2cm">
          <text:p text:style-name="P1">Root Resources </text:p>
          <text:p text:style-name="P1">(Terraform provisioned, flux-system namespace)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9cm" svg:height="16.5cm" svg:x="1.2cm" svg:y="10.1cm">
          <text:p text:style-name="P1">Qa Resources</text:p>
          <text:p text:style-name="P1">(clin-environments repo, </text:p>
          <text:p text:style-name="P1">flux-clin-qa namespace) 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.9cm" svg:height="1cm" svg:x="6.1cm" svg:y="5.3cm">
          <text:p text:style-name="P1">Fluxcd Root GitRepository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.9cm" svg:height="1cm" svg:x="6cm" svg:y="7.1cm">
          <text:p text:style-name="P1">Fluxcd Root Kustomization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.9cm" svg:height="1cm" svg:x="6cm" svg:y="3.6cm">
          <text:p text:style-name="P1">Fluxcd Controller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9.1cm" svg:height="16.467cm" svg:x="11.2cm" svg:y="10.1cm">
          <text:p text:style-name="P1">Staging Resources</text:p>
          <text:p text:style-name="P1">(clin-environments repo, </text:p>
          <text:p text:style-name="P1">flux-clin-staging namespace) </text:p>
          <draw:enhanced-geometry svg:viewBox="0 0 21600 21600" draw:type="rectangle" draw:enhanced-path="M 0 0 L 21600 0 21600 21600 0 21600 0 0 Z N"/>
        </draw:custom-shape>
        <draw:line draw:style-name="gr5" draw:text-style-name="P4" draw:layer="layout" svg:x1="8.4cm" svg:y1="8.7cm" svg:x2="7.3cm" svg:y2="10cm">
          <text:p/>
        </draw:line>
        <draw:line draw:style-name="gr5" draw:text-style-name="P4" draw:layer="layout" svg:x1="12.6cm" svg:y1="8.8cm" svg:x2="13.4cm" svg:y2="10cm">
          <text:p/>
        </draw:line>
        <draw:custom-shape draw:style-name="gr6" draw:text-style-name="P5" draw:layer="layout" svg:width="7.8cm" svg:height="4.6cm" svg:x="1.8cm" svg:y="12.9cm">
          <text:p text:style-name="P1">Qa Root </text:p>
          <text:p text:style-name="P1">Fluxcd Resources </text:p>
          <text:p text:style-name="P1">(flux-qa.yml file)</text:p>
          <text:p text:style-name="P1">Contains: </text:p>
          <text:p text:style-name="P1">GitRepository resources</text:p>
          <text:p text:style-name="P1">qa kustomization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7.8cm" svg:height="4.5cm" svg:x="11.9cm" svg:y="12.9cm">
          <text:p text:style-name="P1">Staging Root </text:p>
          <text:p text:style-name="P1">Fluxcd Resources </text:p>
          <text:p text:style-name="P1">(flux-staging.yml file)</text:p>
          <text:p text:style-name="P1">Contains:</text:p>
          <text:p text:style-name="P1">GitRepository resources</text:p>
          <text:p text:style-name="P1">staging kustomization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7.8cm" svg:height="4.6cm" svg:x="1.9cm" svg:y="18cm">
          <text:p text:style-name="P1">Qa Apps </text:p>
          <text:p text:style-name="P1">Fluxcd Resources </text:p>
          <text:p text:style-name="P1">(qa/fluxcd directory)</text:p>
          <text:p text:style-name="P1">Contains various</text:p>
          <text:p text:style-name="P1">app-specific fluxcd</text:p>
          <text:p text:style-name="P1">resources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7.8cm" svg:height="4.6cm" svg:x="11.8cm" svg:y="17.899cm">
          <text:p text:style-name="P1">Staging Apps </text:p>
          <text:p text:style-name="P1">Fluxcd Resources </text:p>
          <text:p text:style-name="P1">(staging/fluxcd directory)</text:p>
          <text:p text:style-name="P1">Contains various</text:p>
          <text:p text:style-name="P1">app-specific fluxcd</text:p>
          <text:p text:style-name="P1">resources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7.8cm" svg:height="3.3cm" svg:x="1.8cm" svg:y="23.1cm">
          <text:p text:style-name="P1">Qa Apps </text:p>
          <text:p text:style-name="P1">(qa/apps directory)</text:p>
          <text:p text:style-name="P1">Fluxcd Agnostic</text:p>
          <text:p text:style-name="P1">Kubernetes manifests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7.8cm" svg:height="3.3cm" svg:x="11.8cm" svg:y="23.2cm">
          <text:p text:style-name="P1">Staging Apps </text:p>
          <text:p text:style-name="P1">(staging/apps directory)</text:p>
          <text:p text:style-name="P1">Fluxcd Agnostic</text:p>
          <text:p text:style-name="P1">Kubernetes manifests</text:p>
          <draw:enhanced-geometry svg:viewBox="0 0 21600 21600" draw:type="rectangle" draw:enhanced-path="M 0 0 L 21600 0 21600 21600 0 21600 0 0 Z N"/>
        </draw:custom-shape>
        <draw:line draw:style-name="gr5" draw:text-style-name="P4" draw:layer="layout" svg:x1="6cm" svg:y1="17.5cm" svg:x2="6cm" svg:y2="18.1cm">
          <text:p/>
        </draw:line>
        <draw:line draw:style-name="gr5" draw:text-style-name="P4" draw:layer="layout" svg:x1="6.2cm" svg:y1="22.6cm" svg:x2="6.2cm" svg:y2="23.3cm">
          <text:p/>
        </draw:line>
        <draw:line draw:style-name="gr5" draw:text-style-name="P4" draw:layer="layout" svg:x1="15.8cm" svg:y1="17.4cm" svg:x2="15.8cm" svg:y2="18cm">
          <text:p/>
        </draw:line>
        <draw:line draw:style-name="gr5" draw:text-style-name="P4" draw:layer="layout" svg:x1="15.9cm" svg:y1="22.5cm" svg:x2="15.9cm" svg:y2="23.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5T11:49:27.880016909</meta:creation-date>
    <dc:date>2021-11-05T13:55:42.643293009</dc:date>
    <meta:editing-duration>PT15M34S</meta:editing-duration>
    <meta:editing-cycles>3</meta:editing-cycles>
    <meta:generator>LibreOffice/6.4.7.2$Linux_X86_64 LibreOffice_project/40$Build-2</meta:generator>
    <meta:document-statistic meta:object-count="18"/>
  </office:meta>
</office:document-meta>
</file>